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FF66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92D050"/>
    </style:style>
    <style:style style:name="co1" style:family="table-column">
      <style:table-column-properties fo:break-before="auto" style:column-width="13.4672916666667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7.090833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setup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nerate (temporary) work directory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py mzM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nvert mzXM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et/disable cache file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featur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est all feature finders --&gt; simply compare to referenc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h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?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featureGrou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 csv featur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mpare all algos to ref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how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est subsetting: # rows/cols, drop?, empty, wrong inpu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xpor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oupTable: check rows/columns with/without averagi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niqu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verl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?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lt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eplicateGroupSubtrac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fileAnalysis?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gCompariso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nerate comparisons with both grouping alg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ubsetti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nsensus: compare count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nique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MSPeakList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how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lt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A?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formul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gorithm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how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nsensus: show, merge various, compare thresholds/count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lter fGroup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ounds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algorithms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sh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ntifiers?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filter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addFormulaScoring?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consensus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filter fGroup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on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rith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onentInf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ens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dFGroup?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creenTarge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th features and featureGroups meth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upFeaturesScreen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t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ort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stering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tMSFi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ify analysis info, empty fGroups etc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ick Helmus</dc:creator>
    <meta:creation-date>2018-03-30T17:01:13Z</meta:creation-date>
    <dc:date>2018-04-02T14:02:25Z</dc:date>
    <meta:editing-cycles>19</meta:editing-cycles>
    <meta:editing-duration>PT26553S</meta:editing-duration>
  </office:meta>
</office:document-meta>
</file>